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4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6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style:style style:name="T7" style:family="text">
      <style:text-properties fo:color="#ffffff" style:font-name="Segoe UI Semibold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490</text:span></text:p>
            <text:p text:style-name="P1"><text:span text:style-name="T2">“</text:span><text:span text:style-name="T2">Jesus Lives! The Victory's W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384cm" svg:height="7.112cm" svg:x="1.778cm" svg:y="0.762cm">
          <draw:text-box>
            <text:p text:style-name="P1"><text:span text:style-name="T3">1.</text:span><text:span text:style-name="T4"> Jesus lives! The vict’ry’s won!</text:span><text:span text:style-name="T4"><text:line-break/></text:span><text:span text:style-name="T4">Death no longer can appall me;</text:span><text:span text:style-name="T4"><text:line-break/></text:span><text:span text:style-name="T4">Jesus lives! Death’s reign is done!</text:span><text:span text:style-name="T4"><text:line-break/></text:span><text:span text:style-name="T4">From the grave will Christ recall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4.892cm" svg:height="4.064cm" svg:x="1.524cm" svg:y="1.016cm">
          <draw:text-box>
            <text:p text:style-name="P1"><text:span text:style-name="T4">Brighter scenes will then commence;</text:span><text:span text:style-name="T4"><text:line-break/></text:span><text:span text:style-name="T4">This shall be my confid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4" draw:layer="layout" svg:width="24.638cm" svg:height="7.011cm" svg:x="1.524cm" svg:y="1.016cm">
          <draw:text-box>
            <text:p text:style-name="P1"><text:span text:style-name="T3">2.</text:span><text:span text:style-name="T4"> Jesus lives! To Him the throne</text:span><text:span text:style-name="T4"><text:line-break/></text:span><text:span text:style-name="T4">High above all things is given.</text:span><text:span text:style-name="T4"><text:line-break/></text:span><text:span text:style-name="T4">I shall go where He is gone,</text:span><text:span text:style-name="T4"><text:line-break/></text:span><text:span text:style-name="T4">Live and reign with Him in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4" draw:layer="layout" svg:width="24.638cm" svg:height="3.81cm" svg:x="1.524cm" svg:y="1.016cm">
          <draw:text-box>
            <text:p text:style-name="P1"><text:span text:style-name="T4">God is faithful; doubtings, hence!</text:span><text:span text:style-name="T4"><text:line-break/></text:span><text:span text:style-name="T4">This shall be my confid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7" draw:text-style-name="P4" draw:layer="layout" svg:width="24.892cm" svg:height="7.216cm" svg:x="1.524cm" svg:y="0.912cm">
          <draw:text-box>
            <text:p text:style-name="P1"><text:span text:style-name="T3">3.</text:span><text:span text:style-name="T4"> Jesus lives! For me He died,</text:span><text:span text:style-name="T4"><text:line-break/></text:span><text:span text:style-name="T4">Hence will I, to Jesus living,</text:span><text:span text:style-name="T4"><text:line-break/></text:span><text:span text:style-name="T4">Pure in heart and act abide,</text:span><text:span text:style-name="T4"><text:line-break/></text:span><text:span text:style-name="T4">Praise to Him and glory giv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8" draw:text-style-name="P4" draw:layer="layout" svg:width="24.892cm" svg:height="3.914cm" svg:x="1.524cm" svg:y="0.912cm">
          <draw:text-box>
            <text:p text:style-name="P1"><text:span text:style-name="T4">All I need God will dispense;</text:span><text:span text:style-name="T4"><text:line-break/></text:span><text:span text:style-name="T4">This shall be my confid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5" draw:text-style-name="P4" draw:layer="layout" svg:width="24.892cm" svg:height="7.011cm" svg:x="1.573cm" svg:y="0.893cm">
          <draw:text-box>
            <text:p text:style-name="P1"><text:span text:style-name="T3">4.</text:span><text:span text:style-name="T4"> Jesus lives! I know full well</text:span><text:span text:style-name="T4"><text:line-break/></text:span><text:span text:style-name="T4">Nothing me from Him shall sever.</text:span><text:span text:style-name="T4"><text:line-break/></text:span><text:span text:style-name="T4">Neither death nor pow’rs of hell</text:span><text:span text:style-name="T4"><text:line-break/></text:span><text:span text:style-name="T4">Part me now from Christ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9" draw:text-style-name="P4" draw:layer="layout" svg:width="24.892cm" svg:height="3.679cm" svg:x="1.573cm" svg:y="0.893cm">
          <draw:text-box>
            <text:p text:style-name="P1"><text:span text:style-name="T4">God will be my sure defense;</text:span><text:span text:style-name="T4"><text:line-break/></text:span><text:span text:style-name="T4">This shall be my confid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5" draw:layer="layout" svg:width="24.638cm" svg:height="7.112cm" svg:x="1.732cm" svg:y="1.016cm">
          <draw:text-box>
            <text:p text:style-name="P1"><text:span text:style-name="T3">5.</text:span><text:span text:style-name="T4"> Jesus lives! And now is death</text:span><text:span text:style-name="T4"><text:line-break/></text:span><text:span text:style-name="T4">But the gate of life immortal;</text:span><text:span text:style-name="T4"><text:line-break/></text:span><text:span text:style-name="T4">This shall calm my trembling breath</text:span><text:span text:style-name="T4"><text:line-break/></text:span><text:span text:style-name="T4">When I pass its gloomy port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10" draw:text-style-name="P5" draw:layer="layout" svg:width="24.892cm" svg:height="9.731cm" svg:x="1.524cm" svg:y="0.915cm">
          <draw:text-box>
            <text:p text:style-name="P1"><text:span text:style-name="T4">Faith shall cry, as fails each sense:</text:span><text:span text:style-name="T4"><text:line-break/></text:span><text:span text:style-name="T4">Jesus is my confidence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s text:c="12"/></text:span><text:span text:style-name="T6"><text:s/></text:span><text:span text:style-name="T6">Public domain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36:10.620000000</meta:creation-date>
    <dc:title>Hymn template</dc:title>
    <meta:editing-duration>PT12M19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7T21:07:01.206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5-03-30T22:36:10.262000000"/>
  </office:meta>
</office:document-meta>
</file>